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c424" officeooo:paragraph-rsid="0013c424"/>
    </style:style>
    <style:style style:name="P2" style:family="paragraph" style:parent-style-name="Standard">
      <style:text-properties officeooo:rsid="0017f0c0" officeooo:paragraph-rsid="0017f0c0"/>
    </style:style>
    <style:style style:name="P3" style:family="paragraph" style:parent-style-name="Standard">
      <style:text-properties officeooo:rsid="001a2cd7" officeooo:paragraph-rsid="001a2cd7"/>
    </style:style>
    <style:style style:name="P4" style:family="paragraph" style:parent-style-name="Standard">
      <style:text-properties officeooo:paragraph-rsid="001c9bb5"/>
    </style:style>
    <style:style style:name="P5" style:family="paragraph" style:parent-style-name="Standard">
      <style:text-properties officeooo:paragraph-rsid="001e691c"/>
    </style:style>
    <style:style style:name="P6" style:family="paragraph" style:parent-style-name="Standard">
      <style:text-properties officeooo:paragraph-rsid="002252c4"/>
    </style:style>
    <style:style style:name="P7" style:family="paragraph" style:parent-style-name="Standard">
      <style:text-properties officeooo:paragraph-rsid="00240682"/>
    </style:style>
    <style:style style:name="P8" style:family="paragraph" style:parent-style-name="Standard">
      <style:text-properties style:font-name="Liberation Serif" fo:font-size="12pt" style:font-name-asian="Liberation Serif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66829" officeooo:paragraph-rsid="00166829" style:font-name-asian="Liberation Serif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66829" officeooo:paragraph-rsid="0029287b" style:font-name-asian="Liberation Serif" style:font-size-asian="12pt" style:font-size-complex="12pt"/>
    </style:style>
    <style:style style:name="P11" style:family="paragraph" style:parent-style-name="Standard">
      <style:text-properties style:font-name="Liberation Serif" fo:font-size="12pt" officeooo:paragraph-rsid="001e691c" style:font-name-asian="Liberation Serif" style:font-size-asian="12pt" style:font-size-complex="12pt"/>
    </style:style>
    <style:style style:name="P12" style:family="paragraph" style:parent-style-name="Standard">
      <style:text-properties style:font-name="Liberation Serif" fo:font-size="12pt" officeooo:paragraph-rsid="001a2cd7" style:font-name-asian="Liberation Serif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1bfc6e" officeooo:paragraph-rsid="001bfc6e" style:font-name-asian="Liberation Serif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2c656e" officeooo:paragraph-rsid="002c656e" style:font-name-asian="Liberation Serif" style:font-size-asian="12pt" style:font-size-complex="12pt"/>
    </style:style>
    <style:style style:name="P15" style:family="paragraph" style:parent-style-name="Standard">
      <style:text-properties style:font-name="Liberation Serif" officeooo:rsid="001c9bb5" officeooo:paragraph-rsid="001c9bb5"/>
    </style:style>
    <style:style style:name="P16" style:family="paragraph" style:parent-style-name="Standard">
      <style:text-properties style:font-name="Liberation Serif" officeooo:rsid="001bfc6e" officeooo:paragraph-rsid="001bfc6e"/>
    </style:style>
    <style:style style:name="P17" style:family="paragraph" style:parent-style-name="Standard">
      <style:text-properties style:font-name="Liberation Serif" officeooo:rsid="002c656e" officeooo:paragraph-rsid="002c656e"/>
    </style:style>
    <style:style style:name="P18" style:family="paragraph" style:parent-style-name="Standard">
      <style:text-properties style:font-name="Liberation Serif" officeooo:rsid="002e60e2" officeooo:paragraph-rsid="002e60e2"/>
    </style:style>
    <style:style style:name="P19" style:family="paragraph" style:parent-style-name="Standard">
      <style:text-properties officeooo:rsid="0025a2db" officeooo:paragraph-rsid="0025a2db"/>
    </style:style>
    <style:style style:name="P20" style:family="paragraph" style:parent-style-name="Standard">
      <style:text-properties officeooo:paragraph-rsid="001c9bb5"/>
    </style:style>
    <style:style style:name="T1" style:family="text">
      <style:text-properties officeooo:rsid="0015a241"/>
    </style:style>
    <style:style style:name="T2" style:family="text">
      <style:text-properties officeooo:rsid="001a2cd7"/>
    </style:style>
    <style:style style:name="T3" style:family="text">
      <style:text-properties officeooo:rsid="00166829"/>
    </style:style>
    <style:style style:name="T4" style:family="text">
      <style:text-properties officeooo:rsid="001c9bb5"/>
    </style:style>
    <style:style style:name="T5" style:family="text">
      <style:text-properties officeooo:rsid="001e691c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ize="12pt" style:font-name-asian="Liberation Serif" style:font-size-asian="12pt" style:font-size-complex="12pt"/>
    </style:style>
    <style:style style:name="T8" style:family="text">
      <style:text-properties style:font-name="Liberation Serif" fo:font-size="12pt" officeooo:rsid="00166829" style:font-name-asian="Liberation Serif" style:font-size-asian="12pt" style:font-size-complex="12pt"/>
    </style:style>
    <style:style style:name="T9" style:family="text">
      <style:text-properties style:font-name="Liberation Serif" fo:font-size="12pt" officeooo:rsid="002252c4" style:font-name-asian="Liberation Serif" style:font-size-asian="12pt" style:font-size-complex="12pt"/>
    </style:style>
    <style:style style:name="T10" style:family="text">
      <style:text-properties style:font-name="Liberation Serif" fo:font-size="12pt" officeooo:rsid="00240682" style:font-name-asian="Liberation Serif" style:font-size-asian="12pt" style:font-size-complex="12pt"/>
    </style:style>
    <style:style style:name="T11" style:family="text">
      <style:text-properties style:font-name="Liberation Serif" fo:font-size="12pt" officeooo:rsid="00276cc6" style:font-name-asian="Liberation Serif" style:font-size-asian="12pt" style:font-size-complex="12pt"/>
    </style:style>
    <style:style style:name="T12" style:family="text">
      <style:text-properties style:font-name="Liberation Serif" officeooo:rsid="001c9bb5"/>
    </style:style>
    <style:style style:name="T13" style:family="text">
      <style:text-properties officeooo:rsid="002928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인터페이스 노드</text:p>
      <text:p text:style-name="P2">$ cd ws_ros2_uni</text:p>
      <text:p text:style-name="P1"><text:span text:style-name="T1">$ </text:span>colcon build --symlink-install --packages-select uni_interface</text:p>
      <text:p text:style-name="P9">$ ros2 run uni_interface uni_interface_node</text:p>
      <text:p text:style-name="P10">$ ros2 <text:span text:style-name="T13">launch</text:span> uni_interface uni_interface.<text:span text:style-name="T13">launch.py</text:span></text:p>
      <text:p text:style-name="P10"/>
      <text:p text:style-name="P8"/>
      <text:p text:style-name="P8"/>
      <text:p text:style-name="P11"><text:span text:style-name="T5">Sick</text:span> 라이더</text:p>
      <text:p text:style-name="P19"><text:span text:style-name="T11">src</text:span><text:span text:style-name="T8">/</text:span><text:span text:style-name="T11">sick_scan2</text:span><text:span text:style-name="T8">/</text:span><text:span text:style-name="T11">config</text:span><text:span text:style-name="T8">/sick_tim_5xx.yaml 파일에서 </text:span><text:span text:style-name="T11">parameter 변경</text:span></text:p>
      <text:p text:style-name="P5"><text:span text:style-name="T8"/></text:p>
      <text:p text:style-name="P5"><text:span text:style-name="T8">$ </text:span><text:span text:style-name="Source_20_Text"><text:span text:style-name="T7">ros2 launch sick_scan2 sick_tim_5xx.launch.py</text:span></text:span></text:p>
      <text:p text:style-name="P6"><text:span text:style-name="Source_20_Text"><text:span text:style-name="T9">$ </text:span></text:span><text:span text:style-name="Source_20_Text"><text:span text:style-name="T7">ros2 run tf2_ros static_transform_publisher 0 0 0 0 0 0 world cloud</text:span></text:span></text:p>
      <text:p text:style-name="P7"><text:span text:style-name="Source_20_Text"><text:span text:style-name="T10">$ </text:span></text:span><text:span text:style-name="Source_20_Text"><text:span text:style-name="T7">rviz2 ./install/sick_scan2/share/sick_scan2/launch/rviz/tim_5xx.rviz</text:span></text:span></text:p>
      <text:p text:style-name="P7"><text:span text:style-name="Source_20_Text"><text:span text:style-name="T7"/></text:span></text:p>
      <text:p text:style-name="P11"/>
      <text:p text:style-name="P8">조이스틱 노드</text:p>
      <text:p text:style-name="P12"><text:span text:style-name="T3">$ ros2 run u</text:span><text:span text:style-name="T2">sb</text:span><text:span text:style-name="T3">_</text:span><text:span text:style-name="T2">joy</text:span><text:span text:style-name="T3"> u</text:span><text:span text:style-name="T2">sb</text:span><text:span text:style-name="T3">_</text:span><text:span text:style-name="T2">joy</text:span><text:span text:style-name="T3">_node</text:span></text:p>
      <text:p text:style-name="P8"/>
      <text:p text:style-name="P8"/>
      <text:p text:style-name="P13">bno055 (imu) <text:s/>: <text:s/>https://github.com/flynneva/bno055</text:p>
      <text:p text:style-name="P4"><text:span text:style-name="T12">$ </text:span><text:span text:style-name="Source_20_Text"><text:span text:style-name="T12">ros2 run bno055 bno055 --ros-args --params-file ./src/bno055/bno055/params/bno055_params.yaml</text:span></text:span></text:p>
      <text:p text:style-name="P4"><text:span text:style-name="Source_20_Text"><text:span text:style-name="T6"/></text:span></text:p>
      <text:p text:style-name="P15"/>
      <text:p text:style-name="P18">description</text:p>
      <text:p text:style-name="P18">$ ros2 launch uni_description uni_state_publisher.launch.py </text:p>
      <text:p text:style-name="P18"/>
      <text:p text:style-name="P15"/>
      <text:p text:style-name="P17">bringup</text:p>
      <text:p text:style-name="P14"><text:span text:style-name="T3">$ ros2 </text:span>launch<text:span text:style-name="T3"> </text:span>uni<text:span text:style-name="T3">_</text:span>bringup<text:span text:style-name="T3"> u</text:span>ni<text:span text:style-name="T3">_</text:span>bringup.launch.py</text:p>
      <text:p text:style-name="P14"/>
      <text:p text:style-name="P17"/>
      <text:p text:style-name="P17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21:03:46.675100922</meta:creation-date>
    <dc:date>2021-05-27T23:55:35.384775254</dc:date>
    <meta:editing-duration>PT10H14M54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98" meta:character-count="742" meta:non-whitespace-character-count="678"/>
  </office:meta>
</office:document-meta>
</file>